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Bats1" svg:font-family="StarBats" style:font-charset="x-symbol"/>
    <style:font-face style:name="StarBats2" svg:font-family="StarBats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Liberation Sans3" svg:font-family="'Liberation Sans'" style:font-pitch="variable" style:font-charset="x-symbol"/>
    <style:font-face style:name="OpenSymbol" svg:font-family="OpenSymbol" style:font-pitch="variable" style:font-charset="x-symbol"/>
    <style:font-face style:name="StarBats" svg:font-family="StarBats" style:font-pitch="variable" style:font-charset="x-symbol"/>
    <style:font-face style:name="StarSymbol" svg:font-family="StarSymbol" style:font-pitch="variable" style:font-charset="x-symbol"/>
    <style:font-face style:name="Liberation Sans2" svg:font-family="'Liberation Sans'" style:font-family-generic="roman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-color="#729fcf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fill-color="#ff950e" draw:textarea-horizontal-align="justify" draw:textarea-vertical-align="middle" draw:auto-grow-height="false" fo:min-height="0cm" fo:min-width="0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fo:font-size="26pt" style:font-size-asian="26pt" style:font-size-complex="26pt"/>
    </style:style>
    <style:style style:name="P3" style:family="paragraph">
      <style:paragraph-properties fo:text-align="center"/>
      <style:text-properties fo:font-size="26pt" style:font-size-asian="26pt" style:font-size-complex="26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text-properties fo:font-size="32pt" style:font-size-asian="32pt" style:font-size-complex="32pt"/>
    </style:style>
    <style:style style:name="T1" style:family="text">
      <style:text-properties fo:color="#000000" style:font-name="WenQuanYi Micro Hei Mono2" fo:font-size="26pt" style:font-name-asian="WenQuanYi Micro Hei Mono2" style:font-size-asian="26pt" style:font-name-complex="WenQuanYi Micro Hei Mono2" style:font-size-complex="26pt"/>
    </style:style>
    <style:style style:name="T2" style:family="text">
      <style:text-properties style:font-name="StarSymbol2" fo:font-size="26pt" style:font-name-asian="StarSymbol2" style:font-size-asian="26pt" style:font-name-complex="StarSymbol2" style:font-size-complex="26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color="#000000" fo:font-size="32pt" style:font-size-asian="32pt" style:font-size-complex="32pt"/>
    </style:style>
    <style:style style:name="T6" style:family="text">
      <style:text-properties fo:color="#ff3333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165cm" svg:height="2.165cm" svg:x="4.366cm" svg:y="5.3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165cm" svg:height="2.165cm" svg:x="6.466cm" svg:y="5.3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8.566cm" svg:y="5.345cm">
          <text:p text:style-name="P1"><text:span text:style-name="T2">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10.666cm" svg:y="5.345cm">
          <text:p text:style-name="P1"><text:span text:style-name="T2">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2.165cm" svg:height="2.165cm" svg:x="12.766cm" svg:y="5.345cm">
          <text:p text:style-name="P1"><text:span text:style-name="T2">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14.866cm" svg:y="5.345cm">
          <text:p text:style-name="P1"><text:span text:style-name="T2">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16.966cm" svg:y="5.345cm">
          <text:p text:style-name="P1"><text:span text:style-name="T2">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0.972cm" svg:height="1.204cm" svg:x="5.167cm" svg:y="4.122cm">
          <draw:text-box>
            <text:p><text:span text:style-name="T3">0</text:span></text:p>
          </draw:text-box>
        </draw:frame>
        <draw:frame draw:style-name="gr3" draw:text-style-name="P4" draw:layer="layout" svg:width="1.209cm" svg:height="1.204cm" svg:x="7.067cm" svg:y="4.122cm">
          <draw:text-box>
            <text:p><text:span text:style-name="T3">1 </text:span></text:p>
          </draw:text-box>
        </draw:frame>
        <draw:frame draw:style-name="gr3" draw:text-style-name="P4" draw:layer="layout" svg:width="0.972cm" svg:height="1.204cm" svg:x="9.167cm" svg:y="4.122cm">
          <draw:text-box>
            <text:p><text:span text:style-name="T3">2</text:span></text:p>
          </draw:text-box>
        </draw:frame>
        <draw:frame draw:style-name="gr3" draw:text-style-name="P4" draw:layer="layout" svg:width="0.972cm" svg:height="1.204cm" svg:x="11.267cm" svg:y="4.122cm">
          <draw:text-box>
            <text:p><text:span text:style-name="T3">3</text:span></text:p>
          </draw:text-box>
        </draw:frame>
        <draw:frame draw:style-name="gr3" draw:text-style-name="P4" draw:layer="layout" svg:width="0.972cm" svg:height="1.204cm" svg:x="13.367cm" svg:y="4.122cm">
          <draw:text-box>
            <text:p><text:span text:style-name="T3">4</text:span></text:p>
          </draw:text-box>
        </draw:frame>
        <draw:frame draw:style-name="gr3" draw:text-style-name="P4" draw:layer="layout" svg:width="0.972cm" svg:height="1.204cm" svg:x="15.467cm" svg:y="4.122cm">
          <draw:text-box>
            <text:p><text:span text:style-name="T3">5</text:span></text:p>
          </draw:text-box>
        </draw:frame>
        <draw:frame draw:style-name="gr3" draw:text-style-name="P4" draw:layer="layout" svg:width="0.972cm" svg:height="1.204cm" svg:x="17.367cm" svg:y="4.122cm">
          <draw:text-box>
            <text:p><text:span text:style-name="T3">6</text:span></text:p>
          </draw:text-box>
        </draw:frame>
        <draw:custom-shape draw:style-name="gr2" draw:text-style-name="P1" draw:layer="layout" svg:width="2.165cm" svg:height="2.165cm" svg:x="19.066cm" svg:y="5.345cm">
          <text:p text:style-name="P1"><text:span text:style-name="T2">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21.166cm" svg:y="5.345cm">
          <text:p text:style-name="P1"><text:span text:style-name="T2"></text:span></text:p>
          <draw:enhanced-geometry svg:viewBox="0 0 21600 21600" draw:type="rectangle" draw:enhanced-path="M 0 0 L 21600 0 21600 21600 0 21600 0 0 Z N"/>
        </draw:custom-shape>
        <draw:custom-shape draw:style-name="gr4" draw:text-style-name="P1" xml:id="id2" draw:id="id2" draw:layer="layout" svg:width="2.165cm" svg:height="2.165cm" svg:x="23.266cm" svg:y="5.345cm">
          <text:p text:style-name="P1"><text:span text:style-name="T2">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25.366cm" svg:y="5.345cm">
          <text:p text:style-name="P1"><text:span text:style-name="T2">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27.466cm" svg:y="5.345cm">
          <text:p text:style-name="P1"><text:span text:style-name="T2">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0.972cm" svg:height="1.204cm" svg:x="19.667cm" svg:y="4.122cm">
          <draw:text-box>
            <text:p><text:span text:style-name="T3">7</text:span></text:p>
          </draw:text-box>
        </draw:frame>
        <draw:frame draw:style-name="gr3" draw:text-style-name="P4" draw:layer="layout" svg:width="0.972cm" svg:height="1.204cm" svg:x="21.767cm" svg:y="4.122cm">
          <draw:text-box>
            <text:p><text:span text:style-name="T3">8</text:span></text:p>
          </draw:text-box>
        </draw:frame>
        <draw:frame draw:style-name="gr3" draw:text-style-name="P4" draw:layer="layout" svg:width="0.972cm" svg:height="1.204cm" svg:x="23.867cm" svg:y="4.122cm">
          <draw:text-box>
            <text:p><text:span text:style-name="T3">9</text:span></text:p>
          </draw:text-box>
        </draw:frame>
        <draw:frame draw:style-name="gr3" draw:text-style-name="P4" draw:layer="layout" svg:width="1.442cm" svg:height="1.204cm" svg:x="25.767cm" svg:y="4.122cm">
          <draw:text-box>
            <text:p><text:span text:style-name="T3">10</text:span></text:p>
          </draw:text-box>
        </draw:frame>
        <draw:frame draw:style-name="gr3" draw:text-style-name="P4" draw:layer="layout" svg:width="1.442cm" svg:height="1.204cm" svg:x="27.767cm" svg:y="4.122cm">
          <draw:text-box>
            <text:p><text:span text:style-name="T3">11</text:span></text:p>
          </draw:text-box>
        </draw:frame>
        <draw:frame draw:style-name="gr3" draw:text-style-name="P5" draw:layer="layout" svg:width="9.431cm" svg:height="1.517cm" svg:x="11.776cm" svg:y="1.475cm">
          <draw:text-box>
            <text:p><text:span text:style-name="T4">{ </text:span><text:span text:style-name="T5">1</text:span><text:span text:style-name="T4">, </text:span><text:span text:style-name="T6">5</text:span><text:span text:style-name="T4">, 4, 3, 8, 10 }</text:span></text:p>
          </draw:text-box>
        </draw:frame>
        <draw:connector draw:style-name="gr5" draw:text-style-name="P1" draw:layer="layout" draw:type="curve" svg:x1="13.848cm" svg:y1="7.51cm" svg:x2="24.348cm" svg:y2="7.51cm" draw:start-shape="id1" draw:start-glue-point="2" draw:end-shape="id2" draw:end-glue-point="2" svg:d="M13848 7510c0 750 10500 750 10500 0" svg:viewBox="0 0 10501 56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Bats1" svg:font-family="StarBats" style:font-charset="x-symbol"/>
    <style:font-face style:name="StarBats2" svg:font-family="StarBats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Liberation Sans3" svg:font-family="'Liberation Sans'" style:font-pitch="variable" style:font-charset="x-symbol"/>
    <style:font-face style:name="OpenSymbol" svg:font-family="OpenSymbol" style:font-pitch="variable" style:font-charset="x-symbol"/>
    <style:font-face style:name="StarBats" svg:font-family="StarBats" style:font-pitch="variable" style:font-charset="x-symbol"/>
    <style:font-face style:name="StarSymbol" svg:font-family="StarSymbol" style:font-pitch="variable" style:font-charset="x-symbol"/>
    <style:font-face style:name="Liberation Sans2" svg:font-family="'Liberation Sans'" style:font-family-generic="roman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3.02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10T21:52:31.515423688</meta:creation-date>
    <dc:date>2016-07-12T09:21:22.389296785</dc:date>
    <dc:creator>elucterio </dc:creator>
    <meta:editing-duration>PT2H2M43S</meta:editing-duration>
    <meta:editing-cycles>40</meta:editing-cycles>
    <meta:generator>LibreOffice/4.2.8.2$Linux_X86_64 LibreOffice_project/420m0$Build-2</meta:generator>
    <meta:document-statistic meta:object-count="26"/>
  </office:meta>
</office:document-meta>
</file>